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233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d233e" officeooo:paragraph-rsid="001d23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233e" officeooo:paragraph-rsid="001d233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d233e" officeooo:paragraph-rsid="001d233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1d233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5bcae" officeooo:paragraph-rsid="0025bca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6167a" officeooo:paragraph-rsid="0026167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6167a" officeooo:paragraph-rsid="0026167a" style:font-size-asian="14pt" style:font-weight-asian="normal" style:font-size-complex="14pt" style:font-weight-complex="normal"/>
    </style:style>
    <style:style style:name="P13" style:family="paragraph" style:parent-style-name="Standard_20__28_user_29_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14" style:family="paragraph" style:parent-style-name="Standard_20__28_user_29_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15" style:family="paragraph" style:parent-style-name="Standard_20__28_user_29_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style:font-name="Times New Roman" fo:font-size="18pt" fo:language="ru" fo:country="RU" officeooo:rsid="0025bcae" officeooo:paragraph-rsid="0025bcae" style:font-size-asian="18pt" style:font-name-complex="Times New Roman1" style:font-size-complex="18pt"/>
    </style:style>
    <style:style style:name="P17" style:family="paragraph" style:parent-style-name="Standard_20__28_user_29_">
      <style:paragraph-properties fo:margin-left="0cm" fo:margin-right="0cm" fo:line-height="115%" fo:text-align="end" style:justify-single-word="false" fo:text-indent="0cm" style:auto-text-indent="false" style:writing-mode="lr-tb"/>
      <style:text-properties officeooo:rsid="0025bcae" officeooo:paragraph-rsid="0025bca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23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fo:language="ru" fo:country="RU" officeooo:rsid="001d233e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1d233e" style:font-size-asian="14pt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color="#000000" loext:opacity="100%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Череповецкий лесомеханический техникум имени В.П.Чкалова</text:span></text:p>
      <text:p text:style-name="P13"><text:span text:style-name="T7">ПРОЕКТ НА ТЕМУ</text:span></text:p>
      <text:p text:style-name="P13"><text:span text:style-name="T7"><text:s/>«Разработка и интеграция модулей программного проекта»</text:span></text:p>
      <text:p text:style-name="P15"/>
      <text:p text:style-name="P15"/>
      <text:p text:style-name="P15"/>
      <text:p text:style-name="P15"/>
      <text:p text:style-name="P16">Регистрация на сайте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7">Выполнили ученики группы ИС-23</text:span></text:p>
      <text:p text:style-name="P17"><text:span text:style-name="T7">Быков Глеб</text:span></text:p>
      <text:p text:style-name="P17"><text:span text:style-name="T7">Дуденков Никита</text:span></text:p>
      <text:p text:style-name="P14"><text:span text:style-name="T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Череповец </text:p>
      <text:p text:style-name="P10">2025</text:p>
      <text:p text:style-name="P2"><text:soft-page-break/></text:p>
      <text:p text:style-name="P4">Цель:</text:p>
      <text:p text:style-name="P4"/>
      <text:p text:style-name="P3">Создание плашки регистрации которая <text:s/>при введении правильного сочитания логина и пароля выводит картинку , а при не соответсвии оповещает о несоответсвии.</text:p>
      <text:p text:style-name="P3"/>
      <text:p text:style-name="P4">Архитектура проекта <text:s/>:</text:p>
      <text:p text:style-name="P5">Код написан на С<text:span text:style-name="T1"># , </text:span>все сделано по ТЗ.Его функционал принятия текста анализ введеного текста и сравнение с нужным.</text:p>
      <text:p text:style-name="P5"/>
      <text:p text:style-name="P4"><text:s/>Запуск проекта</text:p>
      <text:p text:style-name="P6"><text:s/></text:p>
      <text:p text:style-name="P1"><text:span text:style-name="T4">Перейти по ссылке</text:span><text:span text:style-name="T6">(</text:span><text:a xlink:type="simple" xlink:href="https://github.com/midvid/pr-5_Dudenkov-Bykov/tree/auth-module/img" text:style-name="Internet_20_link" text:visited-style-name="Visited_20_Internet_20_Link"><text:span text:style-name="T5">pr-5_Dudenkov-Bykov/img at auth-module · midvid/pr-5_Dudenkov-Bykov · GitHub</text:span></text:a><text:span text:style-name="T5"> </text:span><text:span text:style-name="T6">)</text:span><text:span text:style-name="T4"> и скачать </text:span><text:span text:style-name="T6">IMG</text:span></text:p>
      <text:p text:style-name="P7"/>
      <text:p text:style-name="P4">Примеры использования</text:p>
      <text:p text:style-name="P5">Любые , веб сайты , веб приложения, мини игры или игры с подобным элементами </text:p>
      <text:p text:style-name="P5"/>
      <text:p text:style-name="P3"><text:span text:style-name="T3">В бизнесе</text:span>: Вы предоставляете доступ к вашей плашке регистрации и ее API по подписке. Клиенты платят ежемесячную или годовую плату за использование сервиса.</text:p>
      <text:p text:style-name="P3">Целевая аудитория: Малый и средний бизнес, веб-сайты, мобильные приложения, которым требуется надежная и простая в интеграции система аутентификации.</text:p>
      <text:p text:style-name="P4">Ценообразование:</text:p>
      <text:p text:style-name="P3">Бесплатный тариф: ограниченный функционал, ограниченное количество пользователей.</text:p>
      <text:p text:style-name="P3">Базовый тариф: расширенный функционал, больше пользователей, техническая поддержка.</text:p>
      <text:p text:style-name="P3">Премиум тариф: неограниченный функционал, приоритетная техническая поддержка, SLA </text:p>
      <text:p text:style-name="P4">Преимущества:</text:p>
      <text:p text:style-name="P3">Стабильный доход по подписке.</text:p>
      <text:p text:style-name="P3">Масштабируемость (легко добавлять новых клиентов).</text:p>
      <text:p text:style-name="P3">Возможность получать обратную связь от клиентов и постоянно улучшать сервис.</text:p>
      <text:p text:style-name="P3"/>
      <text:p text:style-name="P4">В повседневной жизни:</text:p>
      <text:p text:style-name="P3"/>
      <text:p text:style-name="P3"><text:span text:style-name="T3">Пример</text:span>: Иван использует умный замок "SmartLock" на своей входной двери, который интегрирован с API вашей плашки.</text:p>
      <text:p text:style-name="P3"><text:span text:style-name="T3">Целевая аудитория</text:span>: Владельцы "умных домов", использующие устройства контроля доступа и безопасности.</text:p>
      <text:p text:style-name="P3"><text:soft-page-break/><text:span text:style-name="T3">Проблемы, которые решает</text:span>:</text:p>
      <text:p text:style-name="P3">Обеспечивает безопасный доступ в дом без ключей, используя логин и пароль на смартфоне. Позволяет удаленно открывать дверь для гостей или курьеров.</text:p>
      <text:p text:style-name="P3">Предотвращает несанкционированный доступ в дом, используя надежные алгоритмы аутентификации.</text:p>
      <text:p text:style-name="P4">В разработке:</text:p>
      <text:p text:style-name="P3"/>
      <text:p text:style-name="P3"/>
      <text:p text:style-name="P3"><text:span text:style-name="T3">Пример</text:span>: Разработчик Петр создает мобильное приложение "СуперЗаметки" и использует API плашки для аутентификации пользователей в своем приложении.</text:p>
      <text:p text:style-name="P3"><text:span text:style-name="T3">Целевая аудитория</text:span>: Разработчики мобильных и веб-приложений, которым требуется надежная и простая в интеграции система аутентификации.</text:p>
      <text:p text:style-name="P4">Проблемы, которые решает:</text:p>
      <text:p text:style-name="P3">Упрощает разработку системы аутентификации с нуля (экономия времени и ресурсов).</text:p>
      <text:p text:style-name="P3">Обеспечивает безопасность данных пользователей, используя продвинутые алгоритмы шифрования.</text:p>
      <text:p text:style-name="P3">Позволяет сосредоточиться на разработке основных функций приложения, вместо траты времени на разработку системы аутентификации.</text:p>
      <text:p text:style-name="P3"/>
      <text:p text:style-name="P11">Вывод</text:p>
      <text:p text:style-name="P12"><text:span text:style-name="T9">В ходе реализации данного проекта по разработке плашки для регистрации на сайте , задача была успешно достигнута выполнена, указанная во втором пункте, — создание функциональной и совместимой архитектуры модулей, обеспечивающей эффективное взаимодействие между компонентами системы.Задачи, поставленные на начальном этапе, были полностью выполнены: разработаны основные модули, реализованы их интерфейсы и сценарии интеграции, протестирована работа системы в целом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12:36:32.436000000</meta:creation-date>
    <dc:date>2025-10-20T13:55:55.727000000</dc:date>
    <meta:editing-duration>PT55M21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43" meta:word-count="375" meta:character-count="3047" meta:non-whitespace-character-count="2705"/>
  </office:meta>
</office:document-meta>
</file>